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pricing page include:<text:line-break/><text:line-break/>1. **User-Friendly Layout**: A clean and organized design that is easy to navigate, with clear headings, fonts, colors, links, and buttons[1][3].<text:line-break/><text:line-break/>2. **Simple Language**: Clear and concise language that is easy to understand, avoiding technical jargon and focusing on the value proposition[1][3].<text:line-break/><text:line-break/>3. **Clear Pricing**: Easy-to-understand pricing information, including the cost of each product or service, with no hidden fees or surprises[1][3].<text:line-break/><text:line-break/>4. **Visible CTAs (Calls to Action)**: Prominent and bold buttons that encourage visitors to take action, such as "Buy Now" or "Get Started"[1][3].<text:line-break/><text:line-break/>5. **Compelling, Scannable Copy**: Engaging and straightforward writing that highlights the benefits and features of each product or service[1][3].<text:line-break/><text:line-break/>6. **Urgency and FOMO (Fear of Missing Out)**: Creating a sense of urgency by highlighting limited-time offers, promotions, or special deals[1][3].<text:line-break/><text:line-break/>7. **Free Trials or Money-Back Guarantees**: Offering a risk-free trial or a money-back guarantee to build trust and encourage conversions[1][3].<text:line-break/><text:line-break/>8. **Highlight 1 Popular Price or Plan**: Visually emphasizing the most popular or best-value option to guide visitors towards the most suitable choice[1][3].<text:line-break/><text:line-break/>9. **Value Proposition**: Clearly communicating the value of each product or service, highlighting its unique features and benefits[1][3].<text:line-break/><text:line-break/>10. **Limited Price Options**: Offering a limited number of pricing options to avoid overwhelming visitors and make it easier for them to choose[1][3].<text:line-break/><text:line-break/>11. **Social Proof**: Including testimonials, reviews, or ratings from satisfied customers to build trust and credibility[1][3].<text:line-break/><text:line-break/>12. **Detailed Features Table**: Providing a detailed table comparing the features and benefits of each product or service, making it easy for visitors to compare and choose[2].<text:line-break/><text:line-break/>13. **Tiered Pricing Strategy**: Using a tiered pricing strategy to offer different levels of functionality at different price points, allowing customers to choose the best option for their needs[4][5].<text:line-break/><text:line-break/>These features work together to create a pricing page that effectively communicates the value of a product or service, builds trust, and encourages conversion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21:51.801000000</meta:creation-date>
    <dc:date>2024-06-08T16:22:26.370000000</dc:date>
    <meta:editing-duration>PT34S</meta:editing-duration>
    <meta:editing-cycles>1</meta:editing-cycles>
    <meta:document-statistic meta:table-count="0" meta:image-count="0" meta:object-count="0" meta:page-count="1" meta:paragraph-count="1" meta:word-count="314" meta:character-count="2225" meta:non-whitespace-character-count="1897"/>
    <meta:generator>LibreOffice/24.2.2.2$Windows_X86_64 LibreOffice_project/d56cc158d8a96260b836f100ef4b4ef25d6f1a01</meta:generator>
  </office:meta>
</office:document-meta>
</file>